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3.372cm" fo:min-width="45.342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9.91cm" fo:min-width="24.9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3.342cm" fo:min-width="3.092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5.677cm" fo:min-width="8.39cm"/>
    </style:style>
    <style:style style:name="gr5" style:family="graphic" style:parent-style-name="standard">
      <style:graphic-properties draw:stroke="none" draw:stroke-dash="Ultrafine_20_Dashed" svg:stroke-color="#000000" draw:fill="solid" draw:fill-color="#000000" draw:textarea-horizontal-align="justify" draw:textarea-vertical-align="middle" draw:auto-grow-height="false" fo:min-height="12.45cm" fo:min-width="24.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Icon_25_20Drawing">
        <draw:custom-shape draw:style-name="gr1" draw:text-style-name="P1" draw:layer="layout" svg:width="50.8cm" svg:height="68.58cm" svg:x="24.13cm" svg:y="8.89cm">
          <text:p/>
          <draw:enhanced-geometry svg:viewBox="0 0 21600 21600" draw:path-stretchpoint-x="10800" draw:path-stretchpoint-y="10800" draw:text-areas="?f3 ?f4 ?f5 ?f6" draw:type="round-rectangle" draw:modifiers="2412.094250113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5.4cm" svg:height="10.16cm" svg:x="36.83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08cm" svg:height="5.08cm" svg:x="46.99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7.78cm" svg:height="17.78cm" draw:transform="rotate (-1.5707963267949) translate (49.53cm 33.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5.4cm" svg:height="12.7cm" svg:x="5.08cm" svg:y="35.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2.54cm" svg:stroke-color="#4c4c4c" draw:marker-start-width="4.013cm" draw:marker-start-center="false" draw:marker-end-width="4.013cm" draw:marker-end-center="false" draw:stroke-linejoin="miter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2.54cm" svg:stroke-color="#000000" draw:marker-start-width="4.013cm" draw:marker-end-width="4.01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1.28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con_25_20Drawing" style:display-name="Icon%20Drawin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4T18:48:03.059242078</dc:date>
    <meta:editing-duration>PT1H45M18S</meta:editing-duration>
    <meta:editing-cycles>29</meta:editing-cycles>
    <meta:generator>LibreOffice/6.0.5.2$MacOSX_X86_64 LibreOffice_project/54c8cbb85f300ac59db32fe8a675ff7683cd5a16</meta:generator>
    <dc:title>Icon_Template2</dc:title>
    <meta:document-statistic meta:object-count="5"/>
  </office:meta>
</office:document-meta>
</file>